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10000016E60ACB640.png" manifest:media-type="image/png"/>
  <manifest:file-entry manifest:full-path="Pictures/100000010000025A00000254C6C939FC.png" manifest:media-type="image/png"/>
  <manifest:file-entry manifest:full-path="Pictures/100000010000012C000001016D3F4A9A.png" manifest:media-type="image/png"/>
  <manifest:file-entry manifest:full-path="Pictures/10000001000002EF000002E70E726429.png" manifest:media-type="image/png"/>
  <manifest:file-entry manifest:full-path="Pictures/1000000100000204000000F470C37F4F.png" manifest:media-type="image/png"/>
  <manifest:file-entry manifest:full-path="Pictures/1000000100000218000001A3786AB1FA.png" manifest:media-type="image/png"/>
  <manifest:file-entry manifest:full-path="Pictures/10000001000001D40000017036E7BEF5.png" manifest:media-type="image/png"/>
  <manifest:file-entry manifest:full-path="Pictures/10000001000001CB0000009D701B858B.png" manifest:media-type="image/png"/>
  <manifest:file-entry manifest:full-path="Pictures/100000010000012D000000BC1D720B60.png" manifest:media-type="image/png"/>
  <manifest:file-entry manifest:full-path="Pictures/100000010000022F000001E672EF35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bb44" officeooo:paragraph-rsid="0010bb44"/>
    </style:style>
    <style:style style:name="P2" style:family="paragraph" style:parent-style-name="Standard">
      <style:text-properties officeooo:rsid="0015265d" officeooo:paragraph-rsid="001526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4.</text:p>
      <text:p text:style-name="Standard"><draw:frame draw:style-name="fr1" draw:name="Imagen1" text:anchor-type="char" svg:x="-0.152cm" svg:y="0.055cm" svg:width="12.199cm" svg:height="12.077cm" draw:z-index="0"><draw:image xlink:href="Pictures/100000010000025A00000254C6C939F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-0.152cm" svg:y="0.446cm" svg:width="12.728cm" svg:height="12.592cm" draw:z-index="1"><draw:image xlink:href="Pictures/10000001000002EF000002E70E72642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3" text:anchor-type="char" svg:x="-0.125cm" svg:y="0cm" svg:width="13.654cm" svg:height="6.456cm" draw:z-index="2"><draw:image xlink:href="Pictures/1000000100000204000000F470C37F4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5.</text:p>
      <text:p text:style-name="Standard"><draw:frame draw:style-name="fr1" draw:name="Imagen4" text:anchor-type="char" svg:x="-0.125cm" svg:y="0.189cm" svg:width="14.183cm" svg:height="11.088cm" draw:z-index="3"><draw:image xlink:href="Pictures/1000000100000218000001A3786AB1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x="-0.125cm" svg:y="0.078cm" svg:width="12.146cm" svg:height="4.154cm" draw:z-index="4"><draw:image xlink:href="Pictures/10000001000001CB0000009D701B858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char" svg:x="0.007cm" svg:y="0.254cm" svg:width="7.938cm" svg:height="6.8cm" draw:z-index="5"><draw:image xlink:href="Pictures/100000010000012C000001016D3F4A9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6.</text:p>
      <text:p text:style-name="Standard"><draw:frame draw:style-name="fr1" draw:name="Imagen7" text:anchor-type="char" svg:x="0.007cm" svg:y="0.215cm" svg:width="12.702cm" svg:height="9.063cm" draw:z-index="6"><draw:image xlink:href="Pictures/10000001000002010000016E60ACB64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8" text:anchor-type="char" svg:x="0.007cm" svg:y="0.026cm" svg:width="10.38cm" svg:height="8.163cm" draw:z-index="7"><draw:image xlink:href="Pictures/10000001000001D40000017036E7BEF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9" text:anchor-type="char" svg:x="0.046cm" svg:y="0.116cm" svg:width="7.966cm" svg:height="4.974cm" draw:z-index="8"><draw:image xlink:href="Pictures/100000010000012D000000BC1D720B6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18.</text:p>
      <text:p text:style-name="Standard"><draw:frame draw:style-name="fr1" draw:name="Imagen10" text:anchor-type="char" svg:x="0.125cm" svg:y="0cm" svg:width="13.554cm" svg:height="11.783cm" draw:z-index="9"><draw:image xlink:href="Pictures/100000010000022F000001E672EF352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20:12:59.604078100</meta:creation-date>
    <meta:generator>LibreOffice/25.2.7.2$Windows_X86_64 LibreOffice_project/5cbfd1ab6520636bb5f7b99185aa69bd7456825d</meta:generator>
    <dc:date>2025-11-28T21:15:02.098318000</dc:date>
    <meta:editing-duration>PT1H1M55S</meta:editing-duration>
    <meta:editing-cycles>12</meta:editing-cycles>
    <meta:document-statistic meta:table-count="0" meta:image-count="10" meta:object-count="0" meta:page-count="4" meta:paragraph-count="4" meta:word-count="4" meta:character-count="12" meta:non-whitespace-character-count="12"/>
  </office:meta>
</office:document-meta>
</file>